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, sans-serif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color="#000000" style:font-name="Liberation Serif" fo:font-size="12pt" style:text-underline-style="none" fo:font-weight="normal" officeooo:rsid="0019e991" officeooo:paragraph-rsid="0019e991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fo:color="#000000" style:font-name="Liberation Serif" fo:font-size="12pt" style:text-underline-style="none" fo:font-weight="normal" officeooo:rsid="001b181c" officeooo:paragraph-rsid="001b181c" style:font-size-asian="12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fo:color="#000000" style:font-name="Liberation Serif" fo:font-size="12pt" style:text-underline-style="none" fo:font-weight="normal" officeooo:rsid="001b94ba" officeooo:paragraph-rsid="001b94ba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erif" fo:font-size="12pt" style:text-underline-style="solid" style:text-underline-width="auto" style:text-underline-color="font-color" fo:font-weight="normal" officeooo:paragraph-rsid="0018fbdc" style:font-size-asian="12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erif" fo:font-size="12pt" style:text-underline-style="solid" style:text-underline-width="auto" style:text-underline-color="font-color" fo:font-weight="normal" officeooo:paragraph-rsid="0019e991" style:font-size-asian="12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erif" fo:font-size="12pt" style:text-underline-style="solid" style:text-underline-width="auto" style:text-underline-color="font-color" fo:font-weight="normal" officeooo:rsid="0019e991" officeooo:paragraph-rsid="0019e991" style:font-size-asian="12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fo:color="#000000" style:font-name="Liberation Serif" fo:font-size="12pt" style:text-underline-style="solid" style:text-underline-width="auto" style:text-underline-color="font-color" fo:font-weight="normal" officeooo:rsid="001b94ba" officeooo:paragraph-rsid="001b94ba" style:font-size-asian="12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fo:color="#000000" style:font-name="inherit" fo:font-size="21pt" style:text-underline-style="none" fo:font-weight="normal" officeooo:rsid="0018fbdc" officeooo:paragraph-rsid="0018fbd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c56a" officeooo:paragraph-rsid="0018c56a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solid" style:text-underline-width="auto" style:text-underline-color="font-color" fo:font-weight="bold" officeooo:rsid="0018c56a" officeooo:paragraph-rsid="0018c56a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bold" officeooo:rsid="0018c56a" officeooo:paragraph-rsid="0018c56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bold" officeooo:rsid="0018fbdc" officeooo:paragraph-rsid="0018fbdc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18c56a" officeooo:paragraph-rsid="0018c56a" style:font-size-asian="10.5pt" style:font-weight-asian="bold" style:font-size-complex="12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343a40" style:font-name="Poppins" fo:font-size="11.25pt" fo:letter-spacing="normal" fo:font-style="normal" style:text-underline-style="solid" style:text-underline-width="auto" style:text-underline-color="font-color" fo:font-weight="normal" officeooo:rsid="0019e991" officeooo:paragraph-rsid="0019e991" style:font-size-asian="12pt" style:font-size-complex="12pt"/>
    </style:style>
    <style:style style:name="T1" style:family="text">
      <style:text-properties fo:font-variant="normal" fo:text-transform="none" fo:color="#222222" style:font-name="inherit" fo:font-size="21pt" fo:letter-spacing="normal" fo:language="es" fo:country="ES" fo:font-style="normal"/>
    </style:style>
    <style:style style:name="T2" style:family="text">
      <style:text-properties fo:font-variant="normal" fo:text-transform="none" fo:letter-spacing="normal" fo:font-style="normal" fo:font-weight="normal" style:font-size-asian="12pt"/>
    </style:style>
    <style:style style:name="T3" style:family="text">
      <style:text-properties fo:font-variant="normal" fo:text-transform="none" fo:letter-spacing="normal" fo:font-style="normal" fo:font-weight="normal" officeooo:rsid="0018fbdc" style:font-size-asian="12pt"/>
    </style:style>
    <style:style style:name="T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size-asian="12pt"/>
    </style:style>
    <style:style style:name="T5" style:family="text">
      <style:text-properties fo:font-variant="normal" fo:text-transform="none" fo:letter-spacing="normal" fo:language="es" fo:country="ES" fo:font-style="normal"/>
    </style:style>
    <style:style style:name="T6" style:family="text">
      <style:text-properties fo:font-variant="normal" fo:text-transform="none" style:font-name="arial" fo:letter-spacing="normal" fo:font-style="normal" fo:font-weight="normal" style:font-size-asian="12pt"/>
    </style:style>
    <style:style style:name="T7" style:family="text">
      <style:text-properties officeooo:rsid="001c9a9a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EBSITE ANALYSIS<text:span text:style-name="T7"> (Version PC)</text:span></text:p>
      <text:p text:style-name="P9"/>
      <text:p text:style-name="P10"><text:line-break/><text:span text:style-name="T2">¿Qué sitio es este? (¿Está lo suficientemente claro?):</text:span></text:p>
      <text:p text:style-name="P13"><text:span text:style-name="T6"/></text:p>
      <text:p text:style-name="P11"><text:span text:style-name="T2">Si entramos directamente a la pagina principal o a cualquier otra nos queda claro que es un sitio dedicado a la venta de ordenador, moviles y accesorios electronicos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0"><text:span text:style-name="T2">¿Sigue convenciones?(Menús, logotipos, contenido,…)</text:span></text:p>
      <text:p text:style-name="P10"><text:span text:style-name="T2"/></text:p>
      <text:p text:style-name="P11"><text:span text:style-name="T2">Sigue las convenciones standards, su logo lleva a la pagina principal y los menus y barras de navegacion estan </text:span><text:span text:style-name="T3">donde deberian y en paginas como la de pago estan omitidas esos menus y barras de busqueda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0"><text:span text:style-name="T2">¿Son los elementos suficientemente claros? (Buscar entradas, iconos, redes sociales,…)</text:span></text:p>
      <text:p text:style-name="P11"><text:span text:style-name="T2"/></text:p>
      <text:p text:style-name="P12"><text:span text:style-name="T2">Todos los elementos son lo suficientemente claro y visibles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4">¿Es evidente la jerarquía (secciones, subsecciones,…)? ¿Puedo ver las secciones principales del sitio? ¿Qué opciones tengo en este nivel de la jerarquía?</text:span></text:p>
      <text:p text:style-name="P11"><text:span text:style-name="T2"/></text:p>
      <text:p text:style-name="P12"><text:span text:style-name="T2">En la barra de navegacion nos muestra las diferentes secciones perfectamente divididas y claras</text:span></text:p>
      <text:p text:style-name="P12"><text:span text:style-name="T2">y si entramos en alguna de ellas nos muestra en la barra lateral las diferentes subsecciones que tiene esa seccion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4"><text:span text:style-name="T5">Están las páginas divididas en secciones / capas bien definidas?</text:span></text:p>
      <text:p text:style-name="P4"><text:span text:style-name="T5"/></text:p>
      <text:p text:style-name="P1"><text:span text:style-name="T5">Si estan dividida y son perfectamente identificables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6"><text:span text:style-name="T5">¿Puedes distinguir enlaces y botones?</text:span></text:p>
      <text:p text:style-name="P6"><text:span text:style-name="T5"/></text:p>
      <text:p text:style-name="P1"><text:span text:style-name="T5">Algunos botones o enlaces estan en un color gris claro sobre un fondo blanco y puede costar verlos, y las flechas del slider principal deberian cambiar las imagenes pero no hace nada,los demas estan bien definidos</text:span></text:p>
      <text:p text:style-name="P1"><text:span text:style-name="T1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6"><text:soft-page-break/><text:span text:style-name="T5"/></text:p>
      <text:p text:style-name="P6">¿Hay algún contenido que distraiga al usuario?</text:p>
      <text:p text:style-name="P6"/>
      <text:p text:style-name="P2">En la pagina principal hay un call action que que esta fijo en la pagina y se mueve con nosotros npor la pagina principal y puede distraer al usuario del contenido. Aparte de eso no hay nada que pueda distraer al usuario </text:p>
      <text:p text:style-name="P6"/>
      <text:p text:style-name="P6"/>
      <text:p text:style-name="P14"/>
      <text:p text:style-name="P5"><text:span text:style-name="T5">¿Está estructurado el contenido?</text:span></text:p>
      <text:p text:style-name="P7"><text:span text:style-name="T5"/></text:p>
      <text:p text:style-name="P3"><text:span text:style-name="T5">El contenido esta bien estructurado, hay encabezados que separan las secciones, no hay abusos de negrita y los parrafos son cortos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>¿Hay opciones de búsqueda? ¿Están lo suficientemente claros?</text:span></text:p>
      <text:p text:style-name="P5"><text:span text:style-name="T5"/></text:p>
      <text:p text:style-name="P2"><text:span text:style-name="T5">Hay opciones de busqueda y filtrado pero las opciones de filtrado no funcionan bien si buscas un productor a un precio entorno a 100-200 euros te aparecen productos que superan los 200€ y lo mismo si buscas productos de x marca aparecen otros que no son de esa marca</text:span></text:p>
      <text:p text:style-name="P4"><text:span text:style-name="T5"/></text:p>
      <text:p text:style-name="P8"><text:span text:style-name="T5"/></text:p>
      <text:p text:style-name="P1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, sans-serif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2:40:41.349354309</meta:creation-date>
    <dc:date>2020-09-23T13:28:50.340503804</dc:date>
    <meta:editing-duration>PT5M7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2" meta:paragraph-count="20" meta:word-count="344" meta:character-count="2129" meta:non-whitespace-character-count="1803"/>
  </office:meta>
</office:document-meta>
</file>